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1. </text:span><text:span text:style-name="Strong_20_Emphasis"><text:span text:style-name="Source_20_Text">php_printer.dll</text:span></text:span><text:span text:style-name="Strong_20_Emphasis"> (Impressão nativa via PHP no Windows)</text:span></text:h>
      <text:p text:style-name="Text_20_body"><text:span text:style-name="Strong_20_Emphasis">Como funciona:</text:span> Usa a extensão <text:span text:style-name="Source_20_Text">php_printer.dll</text:span> para enviar texto ou gráficos diretamente a uma impressora local ou de rede.</text:p>
      <text:p text:style-name="Text_20_body"><text:span text:style-name="Strong_20_Emphasis">Prós:</text:span></text:p>
      <text:list xml:id="list934240114" text:style-name="L1">
        <text:list-item>
          <text:p text:style-name="P1">Controle total sobre a impressora.</text:p>
        </text:list-item>
        <text:list-item>
          <text:p text:style-name="P1">Rápido e sem necessidade de conversão para PDF.</text:p>
        </text:list-item>
        <text:list-item>
          <text:p text:style-name="P1">Boa para texto simples ou ESC/POS.</text:p>
        </text:list-item>
      </text:list>
      <text:p text:style-name="Text_20_body"><text:span text:style-name="Strong_20_Emphasis">Contras:</text:span></text:p>
      <text:list xml:id="list3593689458" text:style-name="L2">
        <text:list-item>
          <text:p text:style-name="P2">Funciona apenas no Windows.</text:p>
        </text:list-item>
        <text:list-item>
          <text:p text:style-name="P2">Exige a instalação e ativação da <text:span text:style-name="Source_20_Text">php_printer.dll</text:span> (só funciona com PHP 5.x a 7.4).</text:p>
        </text:list-item>
        <text:list-item>
          <text:p text:style-name="P2">Difícil renderizar HTML/CSS complexos (precisa converter texto para comandos de impressão).</text:p>
        </text:list-item>
      </text:list>
      <text:p text:style-name="Text_20_body"><text:span text:style-name="Strong_20_Emphasis">Uso ideal:</text:span> Impressoras térmicas, etiquetas com conteúdo textual ou comandos ESC/POS.</text:p>
      <text:p text:style-name="Horizontal_20_Line"/>
      <text:h text:style-name="Heading_20_3" text:outline-level="3">✅ <text:span text:style-name="Strong_20_Emphasis">2. </text:span><text:span text:style-name="Strong_20_Emphasis"><text:span text:style-name="Source_20_Text">wkhtmltopdf</text:span></text:span><text:span text:style-name="Strong_20_Emphasis"> + </text:span><text:span text:style-name="Strong_20_Emphasis"><text:span text:style-name="Source_20_Text">print</text:span></text:span><text:span text:style-name="Strong_20_Emphasis"> (Geração de PDF e envio via comando do sistema)</text:span></text:h>
      <text:p text:style-name="Text_20_body"><text:span text:style-name="Strong_20_Emphasis">Como funciona:</text:span> Gera um PDF com <text:span text:style-name="Source_20_Text">wkhtmltopdf</text:span> e o envia à impressora via comando <text:span text:style-name="Source_20_Text">print</text:span>.</text:p>
      <text:p text:style-name="Text_20_body"><text:span text:style-name="Strong_20_Emphasis">Prós:</text:span></text:p>
      <text:list xml:id="list3982559375" text:style-name="L3">
        <text:list-item>
          <text:p text:style-name="P3">Mantém layout HTML/CSS fiel.</text:p>
        </text:list-item>
        <text:list-item>
          <text:p text:style-name="P3">Roda em PHP moderno (8.x).</text:p>
        </text:list-item>
        <text:list-item>
          <text:p text:style-name="P3">Compatível com etiquetas gráficas e códigos de barras.</text:p>
        </text:list-item>
        <text:list-item>
          <text:p text:style-name="P3">Independente do navegador do cliente.</text:p>
        </text:list-item>
      </text:list>
      <text:p text:style-name="Text_20_body"><text:span text:style-name="Strong_20_Emphasis">Contras:</text:span></text:p>
      <text:list xml:id="list1686047950" text:style-name="L4">
        <text:list-item>
          <text:p text:style-name="P4">Requer que o <text:span text:style-name="Source_20_Text">wkhtmltopdf</text:span> esteja instalado no servidor.</text:p>
        </text:list-item>
        <text:list-item>
          <text:p text:style-name="P4">Impressão depende do nome/IP correto da impressora no Windows.</text:p>
        </text:list-item>
      </text:list>
      <text:p text:style-name="Text_20_body"><text:span text:style-name="Strong_20_Emphasis">Uso ideal:</text:span> Impressão de etiquetas com layout HTML/CSS padronizado, códigos de barras SVG.</text:p>
      <text:p text:style-name="Horizontal_20_Line"><text:soft-page-break/></text:p>
      <text:h text:style-name="Heading_20_3" text:outline-level="3">✅ <text:span text:style-name="Strong_20_Emphasis">3. </text:span><text:span text:style-name="Strong_20_Emphasis"><text:span text:style-name="Source_20_Text">shell_exec()</text:span></text:span><text:span text:style-name="Strong_20_Emphasis"> com </text:span><text:span text:style-name="Strong_20_Emphasis"><text:span text:style-name="Source_20_Text">lpr</text:span></text:span><text:span text:style-name="Strong_20_Emphasis">, </text:span><text:span text:style-name="Strong_20_Emphasis"><text:span text:style-name="Source_20_Text">lp</text:span></text:span><text:span text:style-name="Strong_20_Emphasis"> ou </text:span><text:span text:style-name="Strong_20_Emphasis"><text:span text:style-name="Source_20_Text">print</text:span></text:span><text:span text:style-name="Strong_20_Emphasis"> (Comando do sistema diretamente)</text:span></text:h>
      <text:p text:style-name="Text_20_body"><text:span text:style-name="Strong_20_Emphasis">Como funciona:</text:span> Gera um arquivo (PDF, texto, imagem) e envia via linha de comando (Windows: <text:span text:style-name="Source_20_Text">print</text:span>; Linux: <text:span text:style-name="Source_20_Text">lp</text:span>, <text:span text:style-name="Source_20_Text">lpr</text:span>).</text:p>
      <text:p text:style-name="Text_20_body"><text:span text:style-name="Strong_20_Emphasis">Prós:</text:span></text:p>
      <text:list xml:id="list2806507598" text:style-name="L5">
        <text:list-item>
          <text:p text:style-name="P5">Funciona em Windows e Linux.</text:p>
        </text:list-item>
        <text:list-item>
          <text:p text:style-name="P5">Simples de usar com arquivos PDF, TXT, PNG etc.</text:p>
        </text:list-item>
        <text:list-item>
          <text:p text:style-name="P5">Não precisa de extensão extra no PHP.</text:p>
        </text:list-item>
      </text:list>
      <text:p text:style-name="Text_20_body"><text:span text:style-name="Strong_20_Emphasis">Contras:</text:span></text:p>
      <text:list xml:id="list1255728230" text:style-name="L6">
        <text:list-item>
          <text:p text:style-name="P6">Menos controle sobre a renderização.</text:p>
        </text:list-item>
        <text:list-item>
          <text:p text:style-name="P6">Precisa configurar corretamente os drivers e permissões da impressora.</text:p>
        </text:list-item>
      </text:list>
      <text:p text:style-name="Text_20_body"><text:span text:style-name="Strong_20_Emphasis">Uso ideal:</text:span> Impressoras de rede que aceitam comandos padrão de sistema.</text:p>
      <text:p text:style-name="Horizontal_20_Line"/>
      <text:h text:style-name="Heading_20_3" text:outline-level="3">✅ <text:span text:style-name="Strong_20_Emphasis">4. Impressão via Cliente (JavaScript + janela do navegador)</text:span></text:h>
      <text:p text:style-name="Text_20_body"><text:span text:style-name="Strong_20_Emphasis">Como funciona:</text:span> O botão "Imprimir" chama <text:span text:style-name="Source_20_Text">window.print()</text:span> no navegador e imprime o conteúdo da página formatado.</text:p>
      <text:p text:style-name="Text_20_body"><text:span text:style-name="Strong_20_Emphasis">Prós:</text:span></text:p>
      <text:list xml:id="list1517123617" text:style-name="L7">
        <text:list-item>
          <text:p text:style-name="P7">Fácil de implementar.</text:p>
        </text:list-item>
        <text:list-item>
          <text:p text:style-name="P7">Bom para testar rapidamente.</text:p>
        </text:list-item>
        <text:list-item>
          <text:p text:style-name="P7">Sem necessidade de servidor ou driver extra.</text:p>
        </text:list-item>
      </text:list>
      <text:p text:style-name="Text_20_body"><text:span text:style-name="Strong_20_Emphasis">Contras:</text:span></text:p>
      <text:list xml:id="list437499659" text:style-name="L8">
        <text:list-item>
          <text:p text:style-name="P8">Depende do navegador do usuário.</text:p>
        </text:list-item>
        <text:list-item>
          <text:p text:style-name="P8">Precisa de interação humana (confirmação de impressão).</text:p>
        </text:list-item>
        <text:list-item>
          <text:p text:style-name="P8">Pode aplicar margens e cabeçalhos indesejados.</text:p>
        </text:list-item>
      </text:list>
      <text:p text:style-name="Text_20_body"><text:span text:style-name="Strong_20_Emphasis">Uso ideal:</text:span> Impressão manual de etiquetas, com pré-visualização.</text:p>
      <text:p text:style-name="Horizontal_20_Line"><text:soft-page-break/></text:p>
      <text:h text:style-name="Heading_20_3" text:outline-level="3">➕ <text:span text:style-name="Strong_20_Emphasis">Extra: Impressão via CUPS ou LPR (Linux)</text:span></text:h>
      <text:p text:style-name="Text_20_body">Se for migrar para Linux no futuro, pode usar o <text:span text:style-name="Strong_20_Emphasis">CUPS (Common Unix Printing System)</text:span> e imprimir via <text:span text:style-name="Source_20_Text">lp</text:span> ou <text:span text:style-name="Source_20_Text">lpr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0T09:38:52.544000000</dc:date>
    <meta:editing-duration>PT8S</meta:editing-duration>
    <meta:editing-cycles>1</meta:editing-cycles>
    <meta:document-statistic meta:table-count="0" meta:image-count="0" meta:object-count="0" meta:page-count="3" meta:paragraph-count="45" meta:word-count="371" meta:character-count="2241" meta:non-whitespace-character-count="1938"/>
    <meta:generator>LibreOffice/7.3.1.3$Windows_X86_64 LibreOffice_project/a69ca51ded25f3eefd52d7bf9a5fad8c90b87951</meta:generator>
  </office:meta>
</office:document-meta>
</file>